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433cm" fo:margin-left="-0.191cm" fo:margin-top="0cm" fo:margin-bottom="0cm" table:align="left" style:writing-mode="lr-tb"/>
    </style:style>
    <style:style style:name="Table1.A" style:family="table-column">
      <style:table-column-properties style:column-width="0.919cm"/>
    </style:style>
    <style:style style:name="Table1.1" style:family="table-row">
      <style:table-row-properties style:min-row-height="0.707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Standard">
      <style:paragraph-properties fo:line-height="150%"/>
      <style:text-properties officeooo:rsid="00202db5" officeooo:paragraph-rsid="0046fab6"/>
    </style:style>
    <style:style style:name="P2" style:family="paragraph" style:parent-style-name="Standard">
      <style:paragraph-properties fo:line-height="150%"/>
      <style:text-properties officeooo:rsid="00202db5" officeooo:paragraph-rsid="00202db5"/>
    </style:style>
    <style:style style:name="P3" style:family="paragraph" style:parent-style-name="Standard">
      <style:paragraph-properties fo:line-height="150%"/>
      <style:text-properties officeooo:rsid="002bec17" officeooo:paragraph-rsid="0046fab6"/>
    </style:style>
    <style:style style:name="P4" style:family="paragraph" style:parent-style-name="Standard">
      <style:paragraph-properties fo:line-height="150%"/>
      <style:text-properties officeooo:rsid="002bec17" officeooo:paragraph-rsid="004c5ed2"/>
    </style:style>
    <style:style style:name="P5" style:family="paragraph" style:parent-style-name="Standard">
      <style:paragraph-properties fo:line-height="150%"/>
      <style:text-properties officeooo:rsid="004807a4" officeooo:paragraph-rsid="004807a4"/>
    </style:style>
    <style:style style:name="P6" style:family="paragraph" style:parent-style-name="Standard">
      <style:paragraph-properties fo:line-height="150%"/>
      <style:text-properties officeooo:paragraph-rsid="001e4af8"/>
    </style:style>
    <style:style style:name="P7" style:family="paragraph" style:parent-style-name="Standard">
      <style:paragraph-properties fo:line-height="150%"/>
      <style:text-properties officeooo:paragraph-rsid="0046fab6"/>
    </style:style>
    <style:style style:name="P8" style:family="paragraph" style:parent-style-name="Standard">
      <style:paragraph-properties fo:line-height="150%"/>
      <style:text-properties officeooo:paragraph-rsid="00454a2f"/>
    </style:style>
    <style:style style:name="P9" style:family="paragraph" style:parent-style-name="Standard">
      <style:paragraph-properties fo:line-height="150%"/>
      <style:text-properties officeooo:rsid="001d4f81" officeooo:paragraph-rsid="001d4f81"/>
    </style:style>
    <style:style style:name="P10" style:family="paragraph" style:parent-style-name="Standard">
      <style:paragraph-properties fo:line-height="150%"/>
      <style:text-properties officeooo:rsid="0029c593" officeooo:paragraph-rsid="0029c593"/>
    </style:style>
    <style:style style:name="P11" style:family="paragraph" style:parent-style-name="Standard">
      <style:paragraph-properties fo:line-height="150%"/>
      <style:text-properties officeooo:rsid="0029c593" officeooo:paragraph-rsid="004283d8"/>
    </style:style>
    <style:style style:name="P12" style:family="paragraph" style:parent-style-name="Standard">
      <style:paragraph-properties fo:line-height="150%"/>
      <style:text-properties officeooo:rsid="0029c593" officeooo:paragraph-rsid="004384f2"/>
    </style:style>
    <style:style style:name="P13" style:family="paragraph" style:parent-style-name="Standard">
      <style:paragraph-properties fo:line-height="150%"/>
      <style:text-properties officeooo:rsid="0031d984" officeooo:paragraph-rsid="004283d8"/>
    </style:style>
    <style:style style:name="P14" style:family="paragraph" style:parent-style-name="Standard">
      <style:paragraph-properties fo:line-height="150%"/>
      <style:text-properties officeooo:rsid="001f087c" officeooo:paragraph-rsid="001f087c"/>
    </style:style>
    <style:style style:name="P15" style:family="paragraph" style:parent-style-name="Standard">
      <style:paragraph-properties fo:line-height="150%"/>
      <style:text-properties officeooo:rsid="001f087c" officeooo:paragraph-rsid="004384f2"/>
    </style:style>
    <style:style style:name="P16" style:family="paragraph" style:parent-style-name="Standard">
      <style:paragraph-properties fo:line-height="150%"/>
      <style:text-properties officeooo:rsid="002bcf31" officeooo:paragraph-rsid="002bcf31"/>
    </style:style>
    <style:style style:name="P17" style:family="paragraph" style:parent-style-name="Standard">
      <style:paragraph-properties fo:line-height="150%"/>
      <style:text-properties officeooo:rsid="00272dcf" officeooo:paragraph-rsid="0046fab6"/>
    </style:style>
    <style:style style:name="P18" style:family="paragraph" style:parent-style-name="Standard">
      <style:paragraph-properties fo:line-height="150%"/>
      <style:text-properties officeooo:rsid="00272dcf" officeooo:paragraph-rsid="002e960b"/>
    </style:style>
    <style:style style:name="P19" style:family="paragraph" style:parent-style-name="Standard">
      <style:paragraph-properties fo:line-height="150%"/>
      <style:text-properties officeooo:rsid="00272dcf" officeooo:paragraph-rsid="00494a62"/>
    </style:style>
    <style:style style:name="P20" style:family="paragraph" style:parent-style-name="Standard">
      <style:paragraph-properties fo:line-height="150%"/>
      <style:text-properties officeooo:rsid="002e960b" officeooo:paragraph-rsid="002e960b"/>
    </style:style>
    <style:style style:name="P21" style:family="paragraph" style:parent-style-name="Standard">
      <style:paragraph-properties fo:line-height="150%"/>
      <style:text-properties officeooo:rsid="002e960b" officeooo:paragraph-rsid="00302e57"/>
    </style:style>
    <style:style style:name="P22" style:family="paragraph" style:parent-style-name="Standard">
      <style:paragraph-properties fo:line-height="150%"/>
      <style:text-properties officeooo:rsid="00302e57" officeooo:paragraph-rsid="004807a4"/>
    </style:style>
    <style:style style:name="P23" style:family="paragraph" style:parent-style-name="Standard">
      <style:paragraph-properties fo:line-height="150%"/>
      <style:text-properties officeooo:rsid="00302e57" officeooo:paragraph-rsid="004384f2"/>
    </style:style>
    <style:style style:name="P24" style:family="paragraph" style:parent-style-name="Standard">
      <style:paragraph-properties fo:line-height="150%"/>
      <style:text-properties officeooo:rsid="004384f2" officeooo:paragraph-rsid="004ad87c"/>
    </style:style>
    <style:style style:name="P25" style:family="paragraph" style:parent-style-name="Standard">
      <style:paragraph-properties fo:line-height="150%"/>
      <style:text-properties officeooo:rsid="004384f2" officeooo:paragraph-rsid="004de96e" style:font-name-asian="Times New Roman" style:font-name-complex="Times New Roman"/>
    </style:style>
    <style:style style:name="P26" style:family="paragraph" style:parent-style-name="Standard">
      <style:paragraph-properties fo:line-height="150%"/>
      <style:text-properties officeooo:rsid="004384f2" officeooo:paragraph-rsid="00454a2f" style:font-name-asian="Times New Roman" style:font-name-complex="Times New Roman"/>
    </style:style>
    <style:style style:name="P27" style:family="paragraph" style:parent-style-name="Standard">
      <style:paragraph-properties fo:line-height="150%"/>
      <style:text-properties officeooo:rsid="004e2f5a" officeooo:paragraph-rsid="004e2f5a"/>
    </style:style>
    <style:style style:name="P28" style:family="paragraph" style:parent-style-name="Standard">
      <style:paragraph-properties fo:line-height="150%"/>
      <style:text-properties officeooo:rsid="004ad87c" officeooo:paragraph-rsid="00510e87"/>
    </style:style>
    <style:style style:name="P29" style:family="paragraph" style:parent-style-name="Standard">
      <style:paragraph-properties fo:margin-top="0cm" fo:margin-bottom="0cm" loext:contextual-spacing="false" fo:line-height="150%"/>
      <style:text-properties officeooo:paragraph-rsid="001e4af8"/>
    </style:style>
    <style:style style:name="P30" style:family="paragraph" style:parent-style-name="Standard">
      <style:paragraph-properties fo:line-height="150%"/>
      <style:text-properties officeooo:rsid="00272dcf" officeooo:paragraph-rsid="00510e87"/>
    </style:style>
    <style:style style:name="P31" style:family="paragraph" style:parent-style-name="Standard">
      <style:paragraph-properties fo:line-height="150%"/>
      <style:text-properties officeooo:rsid="001f087c" officeooo:paragraph-rsid="00525c95"/>
    </style:style>
    <style:style style:name="P32" style:family="paragraph" style:parent-style-name="Standard">
      <style:paragraph-properties fo:line-height="150%"/>
      <style:text-properties officeooo:rsid="00202db5" officeooo:paragraph-rsid="00202db5"/>
    </style:style>
    <style:style style:name="T1" style:family="text">
      <style:text-properties officeooo:rsid="0029c593"/>
    </style:style>
    <style:style style:name="T2" style:family="text">
      <style:text-properties officeooo:rsid="002c1335"/>
    </style:style>
    <style:style style:name="T3" style:family="text">
      <style:text-properties officeooo:rsid="002e960b"/>
    </style:style>
    <style:style style:name="T4" style:family="text">
      <style:text-properties officeooo:rsid="0031d984"/>
    </style:style>
    <style:style style:name="T5" style:family="text">
      <style:text-properties officeooo:rsid="0033c7ff"/>
    </style:style>
    <style:style style:name="T6" style:family="text">
      <style:text-properties officeooo:rsid="003c581b"/>
    </style:style>
    <style:style style:name="T7" style:family="text">
      <style:text-properties officeooo:rsid="003d89b4"/>
    </style:style>
    <style:style style:name="T8" style:family="text">
      <style:text-properties officeooo:rsid="004ad87c" style:font-name-asian="Times New Roman" style:font-name-complex="Times New Roman"/>
    </style:style>
    <style:style style:name="T9" style:family="text">
      <style:text-properties officeooo:rsid="004384f2" style:font-name-asian="Times New Roman" style:font-name-complex="Times New Roman"/>
    </style:style>
    <style:style style:name="T10" style:family="text">
      <style:text-properties officeooo:rsid="004e6c4a" style:font-name-asian="Times New Roman" style:font-name-complex="Times New Roman"/>
    </style:style>
    <style:style style:name="T11" style:family="text">
      <style:text-properties officeooo:rsid="004283d8"/>
    </style:style>
    <style:style style:name="T12" style:family="text">
      <style:text-properties officeooo:rsid="004807a4"/>
    </style:style>
    <style:style style:name="T13" style:family="text">
      <style:text-properties officeooo:rsid="004ad87c"/>
    </style:style>
    <style:style style:name="T14" style:family="text">
      <style:text-properties officeooo:rsid="004c5ed2"/>
    </style:style>
    <style:style style:name="T15" style:family="text">
      <style:text-properties officeooo:rsid="004de96e"/>
    </style:style>
    <style:style style:name="T16" style:family="text">
      <style:text-properties officeooo:rsid="004dfa4a"/>
    </style:style>
    <style:style style:name="T17" style:family="text">
      <style:text-properties officeooo:rsid="004e2f5a"/>
    </style:style>
    <style:style style:name="T18" style:family="text">
      <style:text-properties officeooo:rsid="00272dcf"/>
    </style:style>
    <style:style style:name="T19" style:family="text">
      <style:text-properties officeooo:rsid="004fc708"/>
    </style:style>
    <style:style style:name="T20" style:family="text">
      <style:text-properties officeooo:rsid="00510e87"/>
    </style:style>
    <style:style style:name="T21" style:family="text">
      <style:text-properties officeooo:rsid="00525c9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Error Correcting Codes</text:p>
      <text:p text:style-name="P10">Your space probe is approaching Pluto. It takes a black and white photo and sends it back to Earth. </text:p>
      <text:p text:style-name="P11">The photo is made up of pixels. Each pixel can be one of <text:span text:style-name="T5">sixteen</text:span> grey-levels. Each grey-level is represented by a 4-digit binary-string. <text:span text:style-name="T4">So 0000 represents a white pixel, 1111 represents a black pixel and all the other binary-strings represent shades of grey in-between.</text:span></text:p>
      <text:p text:style-name="P13">Here are the sixteen possible <text:span text:style-name="T21">binary-</text:span>strings:</text:p>
      <text:p text:style-name="P14">0000, 0001, 0010, 0011, 0100, 0101, 0110, 0111, 1000,1001, 1010, 1011, 1100, 1101, 1110, 1111</text:p>
      <text:p text:style-name="P14"/>
      <text:p text:style-name="P16">Back on Earth, you receive a sequence of <text:span text:style-name="T21">binary-</text:span>strings, each <text:span text:style-name="T21">binary-</text:span>string telling you the grey-level of a pixel.</text:p>
      <text:p text:style-name="P14">There might be transmission errors. <text:span text:style-name="T20">The space probe s</text:span>end<text:span text:style-name="T20">s</text:span> a 0 and <text:span text:style-name="T20">you </text:span>receive a 1 or <text:span text:style-name="T20">the space probe </text:span>send<text:span text:style-name="T20">s</text:span> a 1 and <text:span text:style-name="T20">you </text:span>receive a 0. We want to detect these errors. But if we detect an error, we can’t tell the space probe to go back and take the photo again. We need a way to correct the error.</text:p>
      <text:p text:style-name="P31">We are going to add 3 <text:span text:style-name="T16">extra </text:span>digits at the end of each<text:span text:style-name="T1"> binary-string. Richard Hamming came up with a clever way to do this. Here are the sixteen binary-strings with their extra digits added on:</text:span></text:p>
      <text:p text:style-name="P15"/>
      <table:table table:name="Table1" table:style-name="Table1">
        <table:table-column table:style-name="Table1.A" table:number-columns-repeated="7"/>
        <table:table-row table:style-name="Table1.1"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</table:table-row>
        <table:table-row table:style-name="Table1.1"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</table:table-row>
        <table:table-row table:style-name="Table1.1"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</table:table-row>
        <table:table-row table:style-name="Table1.1"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</table:table-row>
        <table:table-row table:style-name="Table1.1"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</table:table-row>
        <table:table-row table:style-name="Table1.1"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</table:table-row>
        <table:table-row table:style-name="Table1.1"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</table:table-row>
        <table:table-row table:style-name="Table1.1"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</table:table-row>
        <table:table-row table:style-name="Table1.1"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</table:table-row>
        <table:table-row table:style-name="Table1.1"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</table:table-row>
        <table:table-row table:style-name="Table1.1"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</table:table-row>
        <table:table-row table:style-name="Table1.1"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</table:table-row>
        <table:table-row table:style-name="Table1.1"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</table:table-row>
        <table:table-row table:style-name="Table1.1"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</table:table-row>
        <table:table-row table:style-name="Table1.1"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0</text:p>
          </table:table-cell>
          <table:table-cell table:style-name="Table1.A1" office:value-type="string">
            <text:p text:style-name="P29">0</text:p>
          </table:table-cell>
        </table:table-row>
        <table:table-row table:style-name="Table1.1"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  <table:table-cell table:style-name="Table1.A1" office:value-type="string">
            <text:p text:style-name="P29">1</text:p>
          </table:table-cell>
        </table:table-row>
      </table:table>
      <text:p text:style-name="P6"/>
      <text:p text:style-name="P12">We call these our good-strings.</text:p>
      <text:p text:style-name="P2"/>
      <text:p text:style-name="P2"/>
      <text:p text:style-name="P2"><text:soft-page-break/>Take any two good-strings, for example, 0010110 and 1011010</text:p>
      <text:p text:style-name="P1">To change the first <text:span text:style-name="T21">good-</text:span>string into the second <text:span text:style-name="T21">good-</text:span>string you have to change three of the digits. The first one, the fourth one and the fifth one.</text:p>
      <text:p text:style-name="P3">Hamming chose the <text:span text:style-name="T16">extra </text:span>digits so that to change any good-string into any other good-string you have to change at least three of the digits.</text:p>
      <text:p text:style-name="P7"/>
      <text:p text:style-name="P19">1001100 is a <text:span text:style-name="T2">good-</text:span>string.</text:p>
      <text:p text:style-name="P27">If you change <text:span text:style-name="T19">just </text:span>the first digit you get 0<text:span text:style-name="T18">001100</text:span></text:p>
      <text:p text:style-name="P27">If you change <text:span text:style-name="T19">just </text:span>the second digit you get <text:span text:style-name="T18">1</text:span>1<text:span text:style-name="T18">01100</text:span></text:p>
      <text:p text:style-name="P27">…</text:p>
      <text:p text:style-name="P27">If you change <text:span text:style-name="T19">just </text:span>the seventh digit you get <text:span text:style-name="T18">100110</text:span>1</text:p>
      <text:p text:style-name="P28">We call th<text:span text:style-name="T17">ese </text:span>string<text:span text:style-name="T17">s</text:span> <text:span text:style-name="T20">the </text:span>bad-neighbour<text:span text:style-name="T17">s of 1001100</text:span></text:p>
      <text:p text:style-name="P30">1001100 has seven bad-neighbours.</text:p>
      <text:p text:style-name="P5"/>
      <text:p text:style-name="P4">1011010 is <text:span text:style-name="T17">another </text:span>good-string.</text:p>
      <text:p text:style-name="P4"><text:span text:style-name="T14">1011010 </text:span>has seven bad-neighbours.</text:p>
      <text:p text:style-name="P17"/>
      <text:p text:style-name="P20">good-string<text:tab/><text:tab/>good-string</text:p>
      <text:p text:style-name="P18">1001100<text:tab/><text:tab/><text:span text:style-name="T3">1011010</text:span></text:p>
      <text:p text:style-name="P20">bad-neighbours<text:tab/>bad-neighbours</text:p>
      <text:p text:style-name="P18">0001100<text:tab/><text:tab/>0011010</text:p>
      <text:p text:style-name="P18">1101100<text:tab/><text:tab/><text:span text:style-name="T3">1111010</text:span></text:p>
      <text:p text:style-name="P18">1011100<text:tab/><text:tab/><text:span text:style-name="T3">1001010</text:span></text:p>
      <text:p text:style-name="P18">1000100<text:tab/><text:tab/><text:span text:style-name="T3">1010010</text:span></text:p>
      <text:p text:style-name="P18">1001000<text:tab/><text:tab/><text:span text:style-name="T3">1011110</text:span></text:p>
      <text:p text:style-name="P18">1001110<text:tab/><text:tab/><text:span text:style-name="T3">1011000</text:span></text:p>
      <text:p text:style-name="P18">1001101<text:tab/><text:tab/><text:span text:style-name="T3">1011011</text:span></text:p>
      <text:p text:style-name="P21"/>
      <text:p text:style-name="P21">Can a bad-neighbour of 1001100 also be a bad-neighbour of 1011010?</text:p>
      <text:p text:style-name="P22">If yes, then we could start with 1001100, change one digit to get <text:span text:style-name="T21">a</text:span> bad-neighbour and then change one more digit to get 1011010. We would have changed a good-string into another good-string <text:span text:style-name="T12">by changing just two digits. We know this is not possible. </text:span></text:p>
      <text:p text:style-name="P22">So a bad-neighbour of one good-string cannot be a bad-neighbour of another good-string.</text:p>
      <text:p text:style-name="P23">We have sixteen good-strings and each <text:span text:style-name="T6">good-string </text:span>has seven bad-neighbours making a total of 128 different strings. This accounts for every possible <text:span text:style-name="T7">7-</text:span>digit <text:span text:style-name="T21">binary-</text:span>string.</text:p>
      <text:p text:style-name="P23"><text:soft-page-break/><text:span text:style-name="T15">So e</text:span>very <text:span text:style-name="T21">binary-</text:span>string is either a good-string or a bad-neighbour.</text:p>
      <text:p text:style-name="P27">So every <text:span text:style-name="T21">binary-</text:span>string is either a good-string or one digit change away from a good-string.</text:p>
      <text:p text:style-name="P27"/>
      <text:p text:style-name="P24">Back on Earth you receive the string 1010011</text:p>
      <text:p text:style-name="P24"><text:span text:style-name="T13">This </text:span>is not a good-string. <text:span text:style-name="T13">An error has occurred. </text:span>We assume that only one digit has been corrupted. If errors are very rare then this seems reasonable. </text:p>
      <text:p text:style-name="P8"><text:span text:style-name="T9">We </text:span><text:span text:style-name="T8">correct this error by replacing 1010011 by </text:span><text:span text:style-name="T10">the</text:span><text:span text:style-name="T8"> good-string</text:span><text:span text:style-name="T9"> 1010001 which is only one </text:span><text:span text:style-name="T10">digit </text:span><text:span text:style-name="T9">change away.</text:span></text:p>
      <text:p text:style-name="P26"/>
      <text:p text:style-name="P25">E<text:span text:style-name="T15">rror correcting codes are useful whenever we want to store or transmit digital dat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26pt" style:font-size-asian="26pt" style:font-size-complex="26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5T09:37:19.388000000</meta:creation-date>
    <dc:date>2023-04-12T13:59:07.924000000</dc:date>
    <meta:editing-duration>PT3H32M8S</meta:editing-duration>
    <meta:editing-cycles>45</meta:editing-cycles>
    <meta:generator>LibreOffice/6.3.5.2$Windows_X86_64 LibreOffice_project/dd0751754f11728f69b42ee2af66670068624673</meta:generator>
    <meta:document-statistic meta:table-count="1" meta:image-count="0" meta:object-count="0" meta:page-count="3" meta:paragraph-count="153" meta:word-count="640" meta:character-count="3244" meta:non-whitespace-character-count="2745"/>
  </office:meta>
</office:document-meta>
</file>